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ptos" officeooo:rsid="001b4bf0" officeooo:paragraph-rsid="001b4bf0"/>
    </style:style>
    <style:style style:name="P2" style:family="paragraph" style:parent-style-name="Standard">
      <style:text-properties style:font-name="Aptos" officeooo:rsid="001b4bf0" officeooo:paragraph-rsid="001c6d0b"/>
    </style:style>
    <style:style style:name="T1" style:family="text">
      <style:text-properties officeooo:rsid="001c6d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worked for 9.5 hours this week.</text:p>
      <text:p text:style-name="P1"/>
      <text:p text:style-name="P2"><text:tab/>This week was completely overturned for me by the team presentation on Wednesday. I spent several hours preparing for that presentation and making slides. I also stopped by Dr Kohl’s office to ask for a microcontroller and met with him about a half hour. He wanted to know everything about our plans and designs so that he could give me advice on how proceed with our project. He agreed with me that based on our needs, an ESP32 is a great choice. He also lent me one for prototyping. <text:span text:style-name="T1">He advised that our team should aim to integrate as much as possible onto one PCB in our final design and even in prototyping. He thinks it would be wise to meet with him as a team in the near future to talk about our plans. On my own I started writing some networking code for the ESP to test out wireless data logging.</text:span></text:p>
      <text:p text:style-name="P2"><text:tab/><text:span text:style-name="T1">As a team we spent a lot of time this week working on the project proposal and talking about what to put on the gantt chart. Now that the proposal is done, the project is going to kick off in full.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4T17:41:35.337560454</meta:creation-date>
    <dc:date>2025-09-14T18:03:52.635945544</dc:date>
    <meta:editing-duration>PT5M14S</meta:editing-duration>
    <meta:editing-cycles>2</meta:editing-cycles>
    <meta:generator>LibreOffice/25.8.1.1$Linux_X86_64 LibreOffice_project/54047653041915e595ad4e45cccea684809c77b5</meta:generator>
    <meta:document-statistic meta:table-count="0" meta:image-count="0" meta:object-count="0" meta:page-count="1" meta:paragraph-count="3" meta:word-count="201" meta:character-count="1038" meta:non-whitespace-character-count="837"/>
  </office:meta>
</office:document-meta>
</file>